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  <style:map style:condition="cell-content()&gt;14" style:apply-style-name="Good" style:base-cell-address="Лист1.B3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map style:condition="cell-content()&gt;9" style:apply-style-name="Good" style:base-cell-address="Лист1.B49"/>
    </style:style>
    <style:style style:name="ce10" style:family="table-cell" style:parent-style-name="Default">
      <style:table-cell-properties fo:border="0.74pt solid #000000"/>
      <style:map style:condition="cell-content()&gt;14" style:apply-style-name="Good" style:base-cell-address="Лист1.C9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9" style:apply-style-name="Bad" style:base-cell-address="Лист1.C69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map style:condition="cell-content()&gt;9" style:apply-style-name="Bad" style:base-cell-address="Лист1.C69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9" style:apply-style-name="Bad" style:base-cell-address="Лист1.C6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map style:condition="cell-content()&gt;14" style:apply-style-name="Good" style:base-cell-address="Лист1.D17"/>
    </style:style>
    <style:style style:name="ce16" style:family="table-cell" style:parent-style-name="Default">
      <style:map style:condition="cell-content()&gt;14" style:apply-style-name="Good" style:base-cell-address="Лист1.D17"/>
    </style:style>
    <style:style style:name="ce17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14" style:apply-style-name="Bad" style:base-cell-address="Лист1.D29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14" style:apply-style-name="Bad" style:base-cell-address="Лист1.D29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  <style:map style:condition="cell-content()&gt;9" style:apply-style-name="Bad" style:base-cell-address="Лист1.C69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map style:condition="cell-content()&gt;9" style:apply-style-name="Bad" style:base-cell-address="Лист1.C69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  <style:map style:condition="cell-content()&gt;9" style:apply-style-name="Bad" style:base-cell-address="Лист1.C69"/>
    </style:style>
    <style:style style:name="ce22" style:family="table-cell" style:parent-style-name="Default">
      <style:table-cell-properties fo:border="0.74pt solid #000000"/>
      <style:map style:condition="cell-content()&gt;14" style:apply-style-name="Good" style:base-cell-address="Лист1.E2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<text:a xlink:href="https://stepik.org/lesson/909258/step/3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Default"/>
          <table:table-cell table:style-name="ce14" office:value-type="string" calcext:value-type="string">
            <text:p>13 <text:s/>14</text:p>
          </table:table-cell>
          <table:table-cell table:style-name="Default" office:value-type="string" calcext:value-type="string">
            <text:p><text:s/>Любой ход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formula="of:=[.A3]+1" office:value-type="float" office:value="15" calcext:value-type="float">
            <text:p>15</text:p>
          </table:table-cell>
          <table:table-cell table:style-name="Default"/>
          <table:table-cell table:style-name="ce14"/>
          <table:table-cell table:style-name="Default"/>
          <table:table-cell table:number-columns-repeated="3"/>
        </table:table-row>
        <table:table-row table:style-name="ro1">
          <table:table-cell table:style-name="ce3"/>
          <table:table-cell table:style-name="ce5" table:formula="of:=[.A3]+2" office:value-type="float" office:value="16" calcext:value-type="float">
            <text:p>16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stepik.org/lesson/909258/step/4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ce1" office:value-type="string" calcext:value-type="string">
            <text:p>Ваня 1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<text:s/>Любой ход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.A9]+1" office:value-type="float" office:value="13" calcext:value-type="float">
            <text:p>13</text:p>
          </table:table-cell>
          <table:table-cell table:style-name="ce10" table:formula="of:=[.B9]+1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/>
          <table:table-cell table:style-name="ce10" table:formula="of:=[.B9]+2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table:formula="of:=[.A9]+2" office:value-type="float" office:value="14" calcext:value-type="float">
            <text:p>14</text:p>
          </table:table-cell>
          <table:table-cell table:style-name="ce10" table:formula="of:=[.B11]+1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table:number-columns-repeated="2"/>
          <table:table-cell table:style-name="ce10" table:formula="of:=[.B11]+2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stepik.org/lesson/909258/step/5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ce1" office:value-type="string" calcext:value-type="string">
            <text:p>Ваня 1</text:p>
          </table:table-cell>
          <table:table-cell table:style-name="ce1" office:value-type="string" calcext:value-type="string">
            <text:p>Петя 2</text:p>
          </table:table-cell>
          <table:table-cell table:style-name="Default"/>
          <table:table-cell table:style-name="ce14" office:value-type="string" calcext:value-type="string">
            <text:p>10 <text:s text:c="2"/>11</text:p>
          </table:table-cell>
          <table:table-cell table:style-name="ce23" office:value-type="string" calcext:value-type="string">
            <text:p><text:s text:c="2"/>У Пети стратегия</text:p>
          </table:table-cell>
          <table:table-cell table:style-name="ce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.A17]+1" office:value-type="float" office:value="11" calcext:value-type="float">
            <text:p>11</text:p>
          </table:table-cell>
          <table:table-cell table:style-name="ce2" table:formula="of:=[.B17]+1" office:value-type="float" office:value="12" calcext:value-type="float">
            <text:p>12</text:p>
          </table:table-cell>
          <table:table-cell table:style-name="ce15" table:formula="of:=[.C17]+1"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 table:style-name="ce3"/>
          <table:table-cell table:style-name="ce15" table:formula="of:=[.C17]+2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 table:style-name="ce2" table:formula="of:=[.B17]+2" office:value-type="float" office:value="13" calcext:value-type="float">
            <text:p>13</text:p>
          </table:table-cell>
          <table:table-cell table:style-name="ce15" table:formula="of:=[.C19]+1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15" table:formula="of:=[.C19]+2"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8" table:formula="of:=[.A17]+2" office:value-type="float" office:value="12" calcext:value-type="float">
            <text:p>12</text:p>
          </table:table-cell>
          <table:table-cell table:style-name="ce2" table:formula="of:=[.B21]+1" office:value-type="float" office:value="13" calcext:value-type="float">
            <text:p>13</text:p>
          </table:table-cell>
          <table:table-cell table:style-name="ce15" table:formula="of:=[.C21]+1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3"/>
          <table:table-cell table:style-name="ce15" table:formula="of:=[.C21]+2"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2" table:formula="of:=[.B21]+2" office:value-type="float" office:value="14" calcext:value-type="float">
            <text:p>14</text:p>
          </table:table-cell>
          <table:table-cell table:style-name="ce15" table:formula="of:=[.C23]+1" office:value-type="float" office:value="15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2"/>
          <table:table-cell table:style-name="ce15" table:formula="of:=[.C23]+2"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stepik.org/lesson/909258/step/6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ce1" office:value-type="string" calcext:value-type="string">
            <text:p>Ваня 1</text:p>
          </table:table-cell>
          <table:table-cell table:style-name="ce1" office:value-type="string" calcext:value-type="string">
            <text:p>Петя 2</text:p>
          </table:table-cell>
          <table:table-cell table:style-name="ce1" office:value-type="string" calcext:value-type="string">
            <text:p>Ваня 2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3" office:value-type="string" calcext:value-type="string">
            <text:p><text:s text:c="2"/>У Вани стратегия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.A29]+1" office:value-type="float" office:value="10" calcext:value-type="float">
            <text:p>10</text:p>
          </table:table-cell>
          <table:table-cell table:style-name="ce2" table:formula="of:=[.B29]+1" office:value-type="float" office:value="11" calcext:value-type="float">
            <text:p>11</text:p>
          </table:table-cell>
          <table:table-cell table:style-name="ce17" table:formula="of:=[.C29]+1" office:value-type="float" office:value="12" calcext:value-type="float">
            <text:p>12</text:p>
          </table:table-cell>
          <table:table-cell table:style-name="ce22" table:formula="of:=[.D29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8"/>
          <table:table-cell table:style-name="ce22" table:formula="of:=[.D29]+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style-name="ce17" table:formula="of:=[.C29]+2" office:value-type="float" office:value="13" calcext:value-type="float">
            <text:p>13</text:p>
          </table:table-cell>
          <table:table-cell table:style-name="ce22" table:formula="of:=[.D31]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style-name="ce18"/>
          <table:table-cell table:style-name="ce22" table:formula="of:=[.D31]+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formula="of:=[.B29]+2" office:value-type="float" office:value="12" calcext:value-type="float">
            <text:p>12</text:p>
          </table:table-cell>
          <table:table-cell table:style-name="ce17" table:formula="of:=[.C33]+1" office:value-type="float" office:value="13" calcext:value-type="float">
            <text:p>13</text:p>
          </table:table-cell>
          <table:table-cell table:style-name="ce22" table:formula="of:=[.D33]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style-name="ce22" table:formula="of:=[.D33]+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7" table:formula="of:=[.C33]+2" office:value-type="float" office:value="14" calcext:value-type="float">
            <text:p>14</text:p>
          </table:table-cell>
          <table:table-cell table:style-name="ce22" table:formula="of:=[.D35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3" table:number-columns-repeated="3"/>
          <table:table-cell table:style-name="ce18"/>
          <table:table-cell table:style-name="ce22" table:formula="of:=[.D35]+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table:formula="of:=[.A29]+2" office:value-type="float" office:value="11" calcext:value-type="float">
            <text:p>11</text:p>
          </table:table-cell>
          <table:table-cell table:style-name="ce8" table:formula="of:=[.B37]+1" office:value-type="float" office:value="12" calcext:value-type="float">
            <text:p>12</text:p>
          </table:table-cell>
          <table:table-cell table:style-name="ce17" table:formula="of:=[.C37]+1" office:value-type="float" office:value="13" calcext:value-type="float">
            <text:p>13</text:p>
          </table:table-cell>
          <table:table-cell table:style-name="ce22" table:formula="of:=[.D37]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6"/>
          <table:table-cell table:style-name="ce18"/>
          <table:table-cell table:style-name="ce22" table:formula="of:=[.D37]+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6"/>
          <table:table-cell table:style-name="ce17" table:formula="of:=[.C37]+2" office:value-type="float" office:value="14" calcext:value-type="float">
            <text:p>14</text:p>
          </table:table-cell>
          <table:table-cell table:style-name="ce22" table:formula="of:=[.D39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7"/>
          <table:table-cell table:style-name="ce18"/>
          <table:table-cell table:style-name="ce22" table:formula="of:=[.D39]+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2" table:formula="of:=[.B37]+2" office:value-type="float" office:value="13" calcext:value-type="float">
            <text:p>13</text:p>
          </table:table-cell>
          <table:table-cell table:style-name="ce17" table:formula="of:=[.C41]+1" office:value-type="float" office:value="14" calcext:value-type="float">
            <text:p>14</text:p>
          </table:table-cell>
          <table:table-cell table:style-name="ce22" table:formula="of:=[.D41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8"/>
          <table:table-cell table:style-name="ce22" table:formula="of:=[.D41]+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7" table:formula="of:=[.C41]+2" office:value-type="float" office:value="15" calcext:value-type="float">
            <text:p>15</text:p>
          </table:table-cell>
          <table:table-cell table:style-name="ce22" table:formula="of:=[.D43]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table:number-columns-repeated="2"/>
          <table:table-cell table:style-name="ce18"/>
          <table:table-cell table:style-name="ce22" table:formula="of:=[.D43]+2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stepik.org/lesson/909258/step/7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Default"/>
          <table:table-cell table:style-name="ce14" office:value-type="string" calcext:value-type="string">
            <text:p>7 <text:s/>8 <text:s/>9</text:p>
          </table:table-cell>
          <table:table-cell table:style-name="Default" office:value-type="string" calcext:value-type="string">
            <text:p><text:s/>Любой ход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.A49]+1" office:value-type="float" office:value="10" calcext:value-type="float">
            <text:p>1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9" table:formula="of:=[.A49]+2" office:value-type="float" office:value="11" calcext:value-type="float">
            <text:p>11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/>
          <table:table-cell table:style-name="ce9" table:formula="of:=[.A49]+3" office:value-type="float" office:value="12" calcext:value-type="float">
            <text:p>1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stepik.org/lesson/909258/step/8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ce1" office:value-type="string" calcext:value-type="string">
            <text:p>Ваня 1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<text:s/>Любой ход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table:formula="of:=[.A56]+1" office:value-type="float" office:value="7" calcext:value-type="float">
            <text:p>7</text:p>
          </table:table-cell>
          <table:table-cell table:style-name="ce9" table:formula="of:=[.B56]+1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table:formula="of:=[.B56]+2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"/>
          <table:table-cell table:style-name="ce9" table:formula="of:=[.B56]+3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 table:formula="of:=[.A56]+2" office:value-type="float" office:value="8" calcext:value-type="float">
            <text:p>8</text:p>
          </table:table-cell>
          <table:table-cell table:style-name="ce9" table:formula="of:=[.B59]+1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table:formula="of:=[.B59]+2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"/>
          <table:table-cell table:style-name="ce9" table:formula="of:=[.B59]+3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 table:formula="of:=[.A56]+3" office:value-type="float" office:value="9" calcext:value-type="float">
            <text:p>9</text:p>
          </table:table-cell>
          <table:table-cell table:style-name="ce9" table:formula="of:=[.B62]+1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9" table:formula="of:=[.B62]+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"/>
          <table:table-cell table:style-name="ce9" table:formula="of:=[.B62]+3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stepik.org/lesson/909258/step/9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ce1" office:value-type="string" calcext:value-type="string">
            <text:p>Ваня 1</text:p>
          </table:table-cell>
          <table:table-cell table:style-name="ce1" office:value-type="string" calcext:value-type="string">
            <text:p>Петя 2</text:p>
          </table:table-cell>
          <table:table-cell table:style-name="Default"/>
          <table:table-cell table:style-name="ce14" office:value-type="string" calcext:value-type="string">
            <text:p>3 <text:s/>4 <text:s/>5</text:p>
          </table:table-cell>
          <table:table-cell table:style-name="ce23" office:value-type="string" calcext:value-type="string">
            <text:p><text:s text:c="2"/>У Пети стратегия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table:formula="of:=[.A69]+1" office:value-type="float" office:value="6" calcext:value-type="float">
            <text:p>6</text:p>
          </table:table-cell>
          <table:table-cell table:style-name="ce11" table:formula="of:=[.B69]+1" office:value-type="float" office:value="7" calcext:value-type="float">
            <text:p>7</text:p>
          </table:table-cell>
          <table:table-cell table:style-name="ce9" table:formula="of:=[.C69]+1" office:value-type="float" office:value="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69]+2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/>
          <table:table-cell table:style-name="ce9" table:formula="of:=[.C69]+3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1" table:formula="of:=[.B69]+2" office:value-type="float" office:value="8" calcext:value-type="float">
            <text:p>8</text:p>
          </table:table-cell>
          <table:table-cell table:style-name="ce9" table:formula="of:=[.C72]+1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72]+2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/>
          <table:table-cell table:style-name="ce9" table:formula="of:=[.C72]+3"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1" table:formula="of:=[.B69]+3" office:value-type="float" office:value="9" calcext:value-type="float">
            <text:p>9</text:p>
          </table:table-cell>
          <table:table-cell table:style-name="ce9" table:formula="of:=[.C75]+1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75]+2"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"/>
          <table:table-cell table:style-name="ce13"/>
          <table:table-cell table:style-name="ce9" table:formula="of:=[.C75]+3"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 table:formula="of:=[.A69]+2" office:value-type="float" office:value="7" calcext:value-type="float">
            <text:p>7</text:p>
          </table:table-cell>
          <table:table-cell table:style-name="ce11" table:formula="of:=[.B78]+1" office:value-type="float" office:value="8" calcext:value-type="float">
            <text:p>8</text:p>
          </table:table-cell>
          <table:table-cell table:style-name="ce9" table:formula="of:=[.C78]+1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78]+2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/>
          <table:table-cell table:style-name="ce9" table:formula="of:=[.C78]+3"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1" table:formula="of:=[.B78]+2" office:value-type="float" office:value="9" calcext:value-type="float">
            <text:p>9</text:p>
          </table:table-cell>
          <table:table-cell table:style-name="ce9" table:formula="of:=[.C81]+1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81]+2"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/>
          <table:table-cell table:style-name="ce9" table:formula="of:=[.C81]+3"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1" table:formula="of:=[.B78]+3" office:value-type="float" office:value="10" calcext:value-type="float">
            <text:p>10</text:p>
          </table:table-cell>
          <table:table-cell table:style-name="ce9" table:formula="of:=[.C84]+1"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84]+2"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"/>
          <table:table-cell table:style-name="ce13"/>
          <table:table-cell table:style-name="ce9" table:formula="of:=[.C84]+3"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 table:formula="of:=[.A69]+3" office:value-type="float" office:value="8" calcext:value-type="float">
            <text:p>8</text:p>
          </table:table-cell>
          <table:table-cell table:style-name="ce11" table:formula="of:=[.B87]+1" office:value-type="float" office:value="9" calcext:value-type="float">
            <text:p>9</text:p>
          </table:table-cell>
          <table:table-cell table:style-name="ce9" table:formula="of:=[.C87]+1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87]+2"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/>
          <table:table-cell table:style-name="ce9" table:formula="of:=[.C87]+3"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1" table:formula="of:=[.B87]+2" office:value-type="float" office:value="10" calcext:value-type="float">
            <text:p>10</text:p>
          </table:table-cell>
          <table:table-cell table:style-name="ce9" table:formula="of:=[.C90]+1" office:value-type="float" office:value="1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90]+2"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/>
          <table:table-cell table:style-name="ce9" table:formula="of:=[.C90]+3"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1" table:formula="of:=[.B87]+3" office:value-type="float" office:value="11" calcext:value-type="float">
            <text:p>11</text:p>
          </table:table-cell>
          <table:table-cell table:style-name="ce9" table:formula="of:=[.C93]+1"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2"/>
          <table:table-cell table:style-name="ce9" table:formula="of:=[.C93]+2" office:value-type="float" office:value="13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"/>
          <table:table-cell table:style-name="ce13"/>
          <table:table-cell table:style-name="ce9" table:formula="of:=[.C93]+3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<text:a xlink:href="https://stepik.org/lesson/909258/step/10?unit=914860" xlink:type="simple">условие игры</text:a>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Камни</text:p>
          </table:table-cell>
          <table:table-cell table:style-name="ce1" office:value-type="string" calcext:value-type="string">
            <text:p>Петя 1</text:p>
          </table:table-cell>
          <table:table-cell table:style-name="ce1" office:value-type="string" calcext:value-type="string">
            <text:p>Ваня 1</text:p>
          </table:table-cell>
          <table:table-cell table:style-name="ce1" office:value-type="string" calcext:value-type="string">
            <text:p>Петя 2</text:p>
          </table:table-cell>
          <table:table-cell table:style-name="ce1" office:value-type="string" calcext:value-type="string">
            <text:p>Ваня 2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3" office:value-type="string" calcext:value-type="string">
            <text:p><text:s text:c="2"/>У Вани стратегия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A101]+1" office:value-type="float" office:value="3" calcext:value-type="float">
            <text:p>3</text:p>
          </table:table-cell>
          <table:table-cell table:style-name="ce2" table:formula="of:=[.B101]+1" office:value-type="float" office:value="4" calcext:value-type="float">
            <text:p>4</text:p>
          </table:table-cell>
          <table:table-cell table:style-name="ce19" table:formula="of:=[.C101]+1" office:value-type="float" office:value="5" calcext:value-type="float">
            <text:p>5</text:p>
          </table:table-cell>
          <table:table-cell table:formula="of:=[.D101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01]+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01]+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01]+2" office:value-type="float" office:value="6" calcext:value-type="float">
            <text:p>6</text:p>
          </table:table-cell>
          <table:table-cell table:formula="of:=[.D104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04]+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04]+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01]+3" office:value-type="float" office:value="7" calcext:value-type="float">
            <text:p>7</text:p>
          </table:table-cell>
          <table:table-cell table:formula="of:=[.D107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07]+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21"/>
          <table:table-cell table:formula="of:=[.D107]+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[.B110]+1" office:value-type="float" office:value="1" calcext:value-type="float">
            <text:p>1</text:p>
          </table:table-cell>
          <table:table-cell table:style-name="ce19" table:formula="of:=[.C110]+1" office:value-type="float" office:value="2" calcext:value-type="float">
            <text:p>2</text:p>
          </table:table-cell>
          <table:table-cell table:formula="of:=[.D110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10]+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10]+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10]+2" office:value-type="float" office:value="3" calcext:value-type="float">
            <text:p>3</text:p>
          </table:table-cell>
          <table:table-cell table:formula="of:=[.D113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13]+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13]+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10]+3" office:value-type="float" office:value="4" calcext:value-type="float">
            <text:p>4</text:p>
          </table:table-cell>
          <table:table-cell table:formula="of:=[.D116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16]+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21"/>
          <table:table-cell table:formula="of:=[.D116]+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[.B119]+1" office:value-type="float" office:value="1" calcext:value-type="float">
            <text:p>1</text:p>
          </table:table-cell>
          <table:table-cell table:style-name="ce19" table:formula="of:=[.C119]+1" office:value-type="float" office:value="2" calcext:value-type="float">
            <text:p>2</text:p>
          </table:table-cell>
          <table:table-cell table:formula="of:=[.D119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19]+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19]+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19]+2" office:value-type="float" office:value="3" calcext:value-type="float">
            <text:p>3</text:p>
          </table:table-cell>
          <table:table-cell table:formula="of:=[.D122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22]+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22]+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19]+3" office:value-type="float" office:value="4" calcext:value-type="float">
            <text:p>4</text:p>
          </table:table-cell>
          <table:table-cell table:formula="of:=[.D125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25]+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21"/>
          <table:table-cell table:formula="of:=[.D125]+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.A101]+2" office:value-type="float" office:value="4" calcext:value-type="float">
            <text:p>4</text:p>
          </table:table-cell>
          <table:table-cell table:style-name="ce2" table:formula="of:=[.B128]+1" office:value-type="float" office:value="5" calcext:value-type="float">
            <text:p>5</text:p>
          </table:table-cell>
          <table:table-cell table:style-name="ce19" table:formula="of:=[.C128]+1" office:value-type="float" office:value="6" calcext:value-type="float">
            <text:p>6</text:p>
          </table:table-cell>
          <table:table-cell table:formula="of:=[.D128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28]+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28]+3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28]+2" office:value-type="float" office:value="7" calcext:value-type="float">
            <text:p>7</text:p>
          </table:table-cell>
          <table:table-cell table:formula="of:=[.D131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31]+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31]+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28]+3" office:value-type="float" office:value="8" calcext:value-type="float">
            <text:p>8</text:p>
          </table:table-cell>
          <table:table-cell table:formula="of:=[.D134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34]+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21"/>
          <table:table-cell table:formula="of:=[.D134]+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[.B137]+1" office:value-type="float" office:value="1" calcext:value-type="float">
            <text:p>1</text:p>
          </table:table-cell>
          <table:table-cell table:style-name="ce19" table:formula="of:=[.C137]+1" office:value-type="float" office:value="2" calcext:value-type="float">
            <text:p>2</text:p>
          </table:table-cell>
          <table:table-cell table:formula="of:=[.D137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37]+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37]+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37]+2" office:value-type="float" office:value="3" calcext:value-type="float">
            <text:p>3</text:p>
          </table:table-cell>
          <table:table-cell table:formula="of:=[.D140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40]+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40]+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37]+3" office:value-type="float" office:value="4" calcext:value-type="float">
            <text:p>4</text:p>
          </table:table-cell>
          <table:table-cell table:formula="of:=[.D143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43]+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21"/>
          <table:table-cell table:formula="of:=[.D143]+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[.B146]+1" office:value-type="float" office:value="1" calcext:value-type="float">
            <text:p>1</text:p>
          </table:table-cell>
          <table:table-cell table:style-name="ce19" table:formula="of:=[.C146]+1" office:value-type="float" office:value="2" calcext:value-type="float">
            <text:p>2</text:p>
          </table:table-cell>
          <table:table-cell table:formula="of:=[.D146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46]+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46]+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46]+2" office:value-type="float" office:value="3" calcext:value-type="float">
            <text:p>3</text:p>
          </table:table-cell>
          <table:table-cell table:formula="of:=[.D149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49]+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49]+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46]+3" office:value-type="float" office:value="4" calcext:value-type="float">
            <text:p>4</text:p>
          </table:table-cell>
          <table:table-cell table:formula="of:=[.D152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52]+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21"/>
          <table:table-cell table:formula="of:=[.D152]+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.A101]+3" office:value-type="float" office:value="5" calcext:value-type="float">
            <text:p>5</text:p>
          </table:table-cell>
          <table:table-cell table:style-name="ce2" table:formula="of:=[.B155]+1" office:value-type="float" office:value="6" calcext:value-type="float">
            <text:p>6</text:p>
          </table:table-cell>
          <table:table-cell table:style-name="ce19" table:formula="of:=[.C155]+1" office:value-type="float" office:value="7" calcext:value-type="float">
            <text:p>7</text:p>
          </table:table-cell>
          <table:table-cell table:formula="of:=[.D155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55]+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55]+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55]+2" office:value-type="float" office:value="8" calcext:value-type="float">
            <text:p>8</text:p>
          </table:table-cell>
          <table:table-cell table:formula="of:=[.D158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58]+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58]+3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55]+3" office:value-type="float" office:value="9" calcext:value-type="float">
            <text:p>9</text:p>
          </table:table-cell>
          <table:table-cell table:formula="of:=[.D161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61]+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21"/>
          <table:table-cell table:formula="of:=[.D161]+3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[.B164]+1" office:value-type="float" office:value="1" calcext:value-type="float">
            <text:p>1</text:p>
          </table:table-cell>
          <table:table-cell table:style-name="ce19" table:formula="of:=[.C164]+1" office:value-type="float" office:value="2" calcext:value-type="float">
            <text:p>2</text:p>
          </table:table-cell>
          <table:table-cell table:formula="of:=[.D164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64]+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64]+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64]+2" office:value-type="float" office:value="3" calcext:value-type="float">
            <text:p>3</text:p>
          </table:table-cell>
          <table:table-cell table:formula="of:=[.D167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67]+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67]+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64]+3" office:value-type="float" office:value="4" calcext:value-type="float">
            <text:p>4</text:p>
          </table:table-cell>
          <table:table-cell table:formula="of:=[.D170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70]+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21"/>
          <table:table-cell table:formula="of:=[.D170]+3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formula="of:=[.B173]+1" office:value-type="float" office:value="1" calcext:value-type="float">
            <text:p>1</text:p>
          </table:table-cell>
          <table:table-cell table:style-name="ce19" table:formula="of:=[.C173]+1" office:value-type="float" office:value="2" calcext:value-type="float">
            <text:p>2</text:p>
          </table:table-cell>
          <table:table-cell table:formula="of:=[.D173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73]+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73]+3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73]+2" office:value-type="float" office:value="3" calcext:value-type="float">
            <text:p>3</text:p>
          </table:table-cell>
          <table:table-cell table:formula="of:=[.D176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76]+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/>
          <table:table-cell table:formula="of:=[.D176]+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9" table:formula="of:=[.C173]+3" office:value-type="float" office:value="4" calcext:value-type="float">
            <text:p>4</text:p>
          </table:table-cell>
          <table:table-cell table:formula="of:=[.D179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formula="of:=[.D179]+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table:number-columns-repeated="3"/>
          <table:table-cell table:style-name="ce21"/>
          <table:table-cell table:formula="of:=[.D179]+3" office:value-type="float" office:value="7" calcext:value-type="float">
            <text:p>7</text:p>
          </table:table-cell>
          <table:table-cell table:number-columns-repeated="3"/>
        </table:table-row>
        <calcext:conditional-formats>
          <calcext:conditional-format calcext:target-range-address="Лист1.D29:Лист1.D44">
            <calcext:condition calcext:apply-style-name="Bad" calcext:value="&gt;14" calcext:base-cell-address="Лист1.D29"/>
          </calcext:conditional-format>
          <calcext:conditional-format calcext:target-range-address="Лист1.E29:Лист1.E44">
            <calcext:condition calcext:apply-style-name="Good" calcext:value="&gt;14" calcext:base-cell-address="Лист1.E29"/>
          </calcext:conditional-format>
          <calcext:conditional-format calcext:target-range-address="Лист1.D17:Лист1.D25">
            <calcext:condition calcext:apply-style-name="Good" calcext:value="&gt;14" calcext:base-cell-address="Лист1.D17"/>
          </calcext:conditional-format>
          <calcext:conditional-format calcext:target-range-address="Лист1.C9:Лист1.C12">
            <calcext:condition calcext:apply-style-name="Good" calcext:value="&gt;14" calcext:base-cell-address="Лист1.C9"/>
          </calcext:conditional-format>
          <calcext:conditional-format calcext:target-range-address="Лист1.B3:Лист1.B4">
            <calcext:condition calcext:apply-style-name="Good" calcext:value="&gt;14" calcext:base-cell-address="Лист1.B3"/>
          </calcext:conditional-format>
          <calcext:conditional-format calcext:target-range-address="Лист1.B49:Лист1.B51 Лист1.C56:Лист1.C64 Лист1.D69:Лист1.D95 Лист1.E101:Лист1.E181">
            <calcext:condition calcext:apply-style-name="Good" calcext:value="&gt;9" calcext:base-cell-address="Лист1.B49"/>
          </calcext:conditional-format>
          <calcext:conditional-format calcext:target-range-address="Лист1.C69:Лист1.C95 Лист1.D101:Лист1.D181">
            <calcext:condition calcext:apply-style-name="Bad" calcext:value="&gt;9" calcext:base-cell-address="Лист1.C69"/>
          </calcext:conditional-format>
          <calcext:conditional-format calcext:target-range-address="Лист1.D101:Лист1.D181">
            <calcext:condition calcext:apply-style-name="Bad" calcext:value="&gt;9" calcext:base-cell-address="Лист1.D1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0:19:28.178000000</meta:creation-date>
    <dc:date>2025-04-01T12:16:09.181000000</dc:date>
    <meta:editing-duration>PT1H19S</meta:editing-duration>
    <meta:editing-cycles>13</meta:editing-cycles>
    <meta:generator>LibreOffice/24.8.5.2$Windows_X86_64 LibreOffice_project/fddf2685c70b461e7832239a0162a77216259f22</meta:generator>
    <meta:document-statistic meta:table-count="1" meta:cell-count="286" meta:object-count="0"/>
  </office:meta>
</office:document-meta>
</file>